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fill="none" draw:textarea-vertical-align="middle"/>
    </style:style>
    <style:style style:name="gr3" style:family="graphic" style:parent-style-name="objectwithoutfill">
      <style:graphic-properties draw:marker-start="" draw:marker-end="Arrow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xml:id="id1" draw:id="id1" draw:layer="layout" svg:width="4.8cm" svg:height="1.743cm" svg:x="6.2cm" svg:y="1.057cm">
          <text:p text:style-name="P1">Casa Comerci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.2cm" svg:height="1.743cm" svg:x="19.4cm" svg:y="0.857cm">
          <text:p text:style-name="P1">Ag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4.2cm" svg:height="1.743cm" svg:x="6.4cm" svg:y="6.257cm">
          <text:p text:style-name="P1">Produc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4.2cm" svg:height="1.743cm" svg:x="22cm" svg:y="6.257cm">
          <text:p text:style-name="P1">Presentació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4.2cm" svg:height="1.743cm" svg:x="6.4cm" svg:y="12.4cm">
          <text:p text:style-name="P1">Factu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4.2cm" svg:height="1.743cm" svg:x="19.6cm" svg:y="8cm">
          <text:p text:style-name="P1">Categorí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5.2cm" svg:height="1.6cm" svg:x="20.6cm" svg:y="4.4cm">
          <text:p text:style-name="P1">Ingrediente Activ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4.2cm" svg:height="1.743cm" svg:x="16.2cm" svg:y="9.257cm">
          <text:p text:style-name="P1">Ti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4.6cm" svg:height="1.743cm" svg:x="16.4cm" svg:y="3.257cm">
          <text:p text:style-name="P1">Unidad Medi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4.2cm" svg:height="1.743cm" svg:x="9.8cm" svg:y="15.257cm">
          <text:p text:style-name="P1">Cli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4.2cm" svg:height="1.743cm" svg:x="17.4cm" svg:y="12.457cm">
          <text:p text:style-name="P1">Tipo Pa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4.2cm" svg:height="1.743cm" svg:x="3.2cm" svg:y="15.257cm">
          <text:p text:style-name="P1">Emplea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cm" svg:y1="1.929cm" svg:x2="19.4cm" svg:y2="1.729cm" draw:start-shape="id1" draw:start-glue-point="10" draw:end-shape="id2" draw:end-glue-point="6" svg:d="m11000 1929 8400-200">
          <text:p/>
        </draw:connector>
        <draw:connector draw:style-name="gr2" draw:text-style-name="P1" draw:layer="layout" draw:type="line" svg:x1="8.6cm" svg:y1="2.8cm" svg:x2="8.5cm" svg:y2="6.257cm" draw:start-shape="id1" draw:start-glue-point="8" draw:end-shape="id3" draw:end-glue-point="4" svg:d="m8600 2800-100 3457">
          <text:p/>
        </draw:connector>
        <draw:connector draw:style-name="gr2" draw:text-style-name="P1" draw:layer="layout" draw:type="line" svg:x1="10.6cm" svg:y1="7.129cm" svg:x2="16.4cm" svg:y2="4.129cm" draw:start-shape="id3" draw:start-glue-point="10" draw:end-shape="id4" draw:end-glue-point="6" svg:d="m10600 7129 5800-3000">
          <text:p/>
        </draw:connector>
        <draw:connector draw:style-name="gr2" draw:text-style-name="P1" draw:layer="layout" draw:type="line" svg:x1="10.6cm" svg:y1="7.129cm" svg:x2="20.6cm" svg:y2="5.2cm" draw:start-shape="id3" draw:start-glue-point="10" draw:end-shape="id5" draw:end-glue-point="6" svg:d="m10600 7129 10000-1929">
          <text:p/>
        </draw:connector>
        <draw:connector draw:style-name="gr2" draw:text-style-name="P1" draw:layer="layout" draw:type="line" svg:x1="10.6cm" svg:y1="7.129cm" svg:x2="22cm" svg:y2="7.129cm" draw:start-shape="id3" draw:start-glue-point="10" draw:end-shape="id6" draw:end-glue-point="6" svg:d="m10600 7129h11400">
          <text:p/>
        </draw:connector>
        <draw:connector draw:style-name="gr2" draw:text-style-name="P1" draw:layer="layout" draw:type="line" svg:x1="10.6cm" svg:y1="7.129cm" svg:x2="19.6cm" svg:y2="8.872cm" draw:start-shape="id3" draw:start-glue-point="10" draw:end-shape="id7" draw:end-glue-point="6" svg:d="m10600 7129 9000 1743">
          <text:p/>
        </draw:connector>
        <draw:connector draw:style-name="gr2" draw:text-style-name="P1" draw:layer="layout" draw:type="line" svg:x1="10.6cm" svg:y1="7.129cm" svg:x2="16.2cm" svg:y2="10.129cm" draw:start-shape="id3" draw:start-glue-point="10" draw:end-shape="id8" draw:end-glue-point="6" svg:d="m10600 7129 5600 3000">
          <text:p/>
        </draw:connector>
        <draw:connector draw:style-name="gr3" draw:text-style-name="P1" draw:layer="layout" draw:type="line" svg:x1="8.5cm" svg:y1="12.4cm" svg:x2="8.5cm" svg:y2="8cm" draw:start-shape="id9" draw:start-glue-point="4" draw:end-shape="id3" draw:end-glue-point="8" svg:d="m8500 12400v-4400">
          <text:p/>
        </draw:connector>
        <draw:connector draw:style-name="gr2" draw:text-style-name="P1" draw:layer="layout" draw:type="line" svg:x1="5.3cm" svg:y1="15.257cm" svg:x2="8.5cm" svg:y2="14.143cm" draw:start-shape="id10" draw:start-glue-point="4" draw:end-shape="id9" draw:end-glue-point="8" svg:d="m5300 15257 3200-1114">
          <text:p/>
        </draw:connector>
        <draw:connector draw:style-name="gr2" draw:text-style-name="P1" draw:layer="layout" draw:type="line" svg:x1="11.9cm" svg:y1="15.257cm" svg:x2="8.5cm" svg:y2="14.143cm" draw:start-shape="id11" draw:start-glue-point="4" draw:end-shape="id9" draw:end-glue-point="8" svg:d="m11900 15257-3400-1114">
          <text:p/>
        </draw:connector>
        <draw:connector draw:style-name="gr2" draw:text-style-name="P1" draw:layer="layout" draw:type="line" svg:x1="10.6cm" svg:y1="13.272cm" svg:x2="17.4cm" svg:y2="13.329cm" draw:start-shape="id9" draw:start-glue-point="10" draw:end-shape="id12" draw:end-glue-point="6" svg:d="m10600 13272 6800 57">
          <text:p/>
        </draw:connector>
        <draw:frame draw:style-name="gr4" draw:layer="layout" svg:width="2.2cm" svg:height="0.963cm" svg:x="13.4cm" svg:y="8cm">
          <draw:text-box>
            <text:p>Tiene</text:p>
          </draw:text-box>
        </draw:frame>
        <draw:frame draw:style-name="gr4" draw:layer="layout" svg:width="2.2cm" svg:height="0.963cm" svg:x="15.2cm" svg:y="7.363cm">
          <draw:text-box>
            <text:p>Tiene</text:p>
          </draw:text-box>
        </draw:frame>
        <draw:frame draw:style-name="gr4" draw:layer="layout" svg:width="2.2cm" svg:height="0.963cm" svg:x="17.6cm" svg:y="6.4cm">
          <draw:text-box>
            <text:p>Tiene</text:p>
          </draw:text-box>
        </draw:frame>
        <draw:frame draw:style-name="gr4" draw:layer="layout" svg:width="2.2cm" svg:height="0.963cm" svg:x="15cm" svg:y="5.2cm">
          <draw:text-box>
            <text:p>Tiene</text:p>
          </draw:text-box>
        </draw:frame>
        <draw:frame draw:style-name="gr4" draw:layer="layout" svg:width="2.2cm" svg:height="0.963cm" svg:x="13cm" svg:y="4.4cm">
          <draw:text-box>
            <text:p>Tiene</text:p>
          </draw:text-box>
        </draw:frame>
        <draw:frame draw:style-name="gr4" draw:layer="layout" svg:width="2.2cm" svg:height="0.963cm" svg:x="12.8cm" svg:y="1.837cm">
          <draw:text-box>
            <text:p>Tiene</text:p>
          </draw:text-box>
        </draw:frame>
        <draw:frame draw:style-name="gr4" draw:layer="layout" svg:width="2.7cm" svg:height="0.963cm" svg:x="6.3cm" svg:y="4.037cm">
          <draw:text-box>
            <text:p>Vende</text:p>
          </draw:text-box>
        </draw:frame>
        <draw:frame draw:style-name="gr4" draw:layer="layout" svg:width="2.6cm" svg:height="2.387cm" svg:x="8.4cm" svg:y="9.013cm">
          <draw:text-box>
            <text:p>Tiene una Lista</text:p>
          </draw:text-box>
        </draw:frame>
        <draw:custom-shape draw:style-name="gr5" draw:text-style-name="P1" xml:id="id13" draw:id="id13" draw:layer="layout" svg:width="2cm" svg:height="1.2cm" svg:x="3.8cm" svg:y="17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1" xml:id="id17" draw:id="id17" draw:layer="layout" svg:width="2cm" svg:height="1.2cm" svg:x="11.2cm" svg:y="17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6" draw:text-style-name="P1" xml:id="id14" draw:id="id14" draw:layer="layout" draw:type="line" svg:x1="4.8cm" svg:y1="18.6cm" svg:x2="4.787cm" svg:y2="19.529cm" draw:start-shape="id13" draw:start-glue-point="8" svg:d="m4800 18600-13 929">
          <text:p/>
        </draw:connector>
        <draw:connector draw:style-name="gr6" draw:text-style-name="P1" draw:layer="layout" draw:type="line" svg:x1="4.409cm" svg:y1="19.067cm" svg:x2="5.291cm" svg:y2="19.067cm" svg:d="m4409 19067h882">
          <text:p/>
        </draw:connector>
        <draw:connector draw:style-name="gr6" draw:text-style-name="P1" xml:id="id15" draw:id="id15" draw:layer="layout" draw:type="line" svg:x1="4.787cm" svg:y1="19.529cm" svg:x2="5.375cm" svg:y2="19.907cm" draw:start-shape="id14" draw:start-glue-point="3" svg:d="m4787 19529 588 378">
          <text:p/>
        </draw:connector>
        <draw:connector draw:style-name="gr6" draw:text-style-name="P1" draw:layer="layout" draw:type="line" svg:x1="5.081cm" svg:y1="19.718cm" svg:x2="4.787cm" svg:y2="19.529cm" draw:start-shape="id15" draw:start-glue-point="0" draw:end-shape="id14" draw:end-glue-point="3" svg:d="m5081 19718-294-189">
          <text:p/>
        </draw:connector>
        <draw:connector draw:style-name="gr6" draw:text-style-name="P1" draw:layer="layout" draw:type="line" svg:x1="4.787cm" svg:y1="19.529cm" svg:x2="4.199cm" svg:y2="20.075cm" draw:start-shape="id14" draw:start-glue-point="3" svg:d="m4787 19529-588 546">
          <text:p/>
        </draw:connector>
        <draw:connector draw:style-name="gr6" draw:text-style-name="P1" draw:layer="layout" draw:type="line" svg:x1="11.834cm" svg:y1="18.992cm" svg:x2="12.716cm" svg:y2="18.992cm" svg:d="m11834 18992h882">
          <text:p/>
        </draw:connector>
        <draw:connector draw:style-name="gr6" draw:text-style-name="P1" xml:id="id16" draw:id="id16" draw:layer="layout" draw:type="line" svg:x1="12.212cm" svg:y1="19.454cm" svg:x2="12.8cm" svg:y2="19.832cm" svg:d="m12212 19454 588 378">
          <text:p/>
        </draw:connector>
        <draw:connector draw:style-name="gr6" draw:text-style-name="P1" draw:layer="layout" draw:type="line" svg:x1="12.506cm" svg:y1="19.643cm" svg:x2="12.212cm" svg:y2="19.454cm" draw:start-shape="id16" draw:start-glue-point="0" svg:d="m12506 19643-294-189">
          <text:p/>
        </draw:connector>
        <draw:connector draw:style-name="gr6" draw:text-style-name="P1" xml:id="id18" draw:id="id18" draw:layer="layout" draw:type="line" svg:x1="12.212cm" svg:y1="19.454cm" svg:x2="11.624cm" svg:y2="20cm" svg:d="m12212 19454-588 546">
          <text:p/>
        </draw:connector>
        <draw:connector draw:style-name="gr6" draw:text-style-name="P1" draw:layer="layout" draw:type="line" svg:x1="12.2cm" svg:y1="18.6cm" svg:x2="12.212cm" svg:y2="19.454cm" draw:start-shape="id17" draw:start-glue-point="8" draw:end-shape="id18" draw:end-glue-point="2" svg:d="m12200 18600 12 854">
          <text:p/>
        </draw:connecto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24T20:01:10.45</meta:creation-date>
    <meta:generator>LibreOffice/3.6$Windows_x86 LibreOffice_project/932b512-69e3009-7a10e5c-fc86223-a55908</meta:generator>
    <dc:date>2015-08-24T20:26:35.46</dc:date>
    <meta:editing-duration>PT11M29S</meta:editing-duration>
    <meta:editing-cycles>3</meta:editing-cycles>
    <meta:document-statistic meta:object-count="66"/>
  </office:meta>
</office:document-meta>
</file>